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.7cm" fo:min-width="2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5cm" svg:y="0cm"/>
          <draw:glue-point draw:id="7" svg:x="-5cm" svg:y="0cm"/>
          <draw:glue-point draw:id="8" svg:x="0cm" svg:y="0cm"/>
          <draw:polygon draw:style-name="gr1" draw:layer="layout" svg:width="2.5cm" svg:height="2cm" svg:x="0cm" svg:y="0cm" svg:viewBox="0 0 2501 2001" draw:points="300,0 2200,0 2501,300 2501,1700 2200,2001 300,2001 0,1700 0,300">
            <text:p/>
          </draw:polygon>
          <draw:polygon draw:style-name="gr1" draw:layer="layout" svg:width="2.3cm" svg:height="1.8cm" svg:x="0.15cm" svg:y="0.15cm" svg:viewBox="0 0 2301 1801" draw:points="200,0 2100,0 2301,200 2301,1600 2100,1801 200,1801 0,1600 0,200">
            <text:p/>
          </draw:polygon>
          <draw:frame draw:style-name="gr2" draw:layer="layout" svg:width="2cm" svg:height="1.7cm" svg:x="0.25cm" svg:y="0.15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DL - Process</dc:title>
    <meta:creation-date>2011-02-07T16:58:20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